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ntarell" svg:font-family="Cantarell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0b99" officeooo:paragraph-rsid="000e0b99"/>
    </style:style>
    <style:style style:name="P2" style:family="paragraph" style:parent-style-name="Standard">
      <style:text-properties officeooo:rsid="000e4c37" officeooo:paragraph-rsid="000e4c37"/>
    </style:style>
    <style:style style:name="P3" style:family="paragraph" style:parent-style-name="Standard">
      <style:text-properties officeooo:rsid="000e4c37" officeooo:paragraph-rsid="00169f88"/>
    </style:style>
    <style:style style:name="P4" style:family="paragraph" style:parent-style-name="Standard">
      <style:text-properties officeooo:rsid="00132242" officeooo:paragraph-rsid="00132242"/>
    </style:style>
    <style:style style:name="P5" style:family="paragraph" style:parent-style-name="Standard">
      <style:text-properties officeooo:rsid="0014e620" officeooo:paragraph-rsid="0014e620"/>
    </style:style>
    <style:style style:name="P6" style:family="paragraph" style:parent-style-name="Standard">
      <style:text-properties officeooo:rsid="00169f88" officeooo:paragraph-rsid="00169f88"/>
    </style:style>
    <style:style style:name="P7" style:family="paragraph" style:parent-style-name="Standard">
      <style:text-properties officeooo:rsid="000fefe2" officeooo:paragraph-rsid="000e0b99"/>
    </style:style>
    <style:style style:name="P8" style:family="paragraph" style:parent-style-name="Standard">
      <style:text-properties officeooo:rsid="00147bd8" officeooo:paragraph-rsid="00200e9e"/>
    </style:style>
    <style:style style:name="P9" style:family="paragraph" style:parent-style-name="Standard">
      <style:text-properties officeooo:rsid="00206731" officeooo:paragraph-rsid="00206731"/>
    </style:style>
    <style:style style:name="T1" style:family="text">
      <style:text-properties officeooo:rsid="0014e4e8"/>
    </style:style>
    <style:style style:name="T2" style:family="text">
      <style:text-properties officeooo:rsid="0014e620"/>
    </style:style>
    <style:style style:name="T3" style:family="text">
      <style:text-properties officeooo:rsid="00169f88"/>
    </style:style>
    <style:style style:name="T4" style:family="text">
      <style:text-properties officeooo:rsid="0017c628"/>
    </style:style>
    <style:style style:name="T5" style:family="text">
      <style:text-properties officeooo:rsid="0017eba3"/>
    </style:style>
    <style:style style:name="T6" style:family="text">
      <style:text-properties officeooo:rsid="0018fd1e"/>
    </style:style>
    <style:style style:name="T7" style:family="text">
      <style:text-properties officeooo:rsid="001b2f51"/>
    </style:style>
    <style:style style:name="T8" style:family="text">
      <style:text-properties officeooo:rsid="001c3287"/>
    </style:style>
    <style:style style:name="T9" style:family="text">
      <style:text-properties officeooo:rsid="001e84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xperiments with charging batteries</text:p>
      <text:p text:style-name="P1"/>
      <text:p text:style-name="P1">I'm using a 12V PSU I recovere<text:span text:style-name="T1">d from an old PC.</text:span></text:p>
      <text:p text:style-name="P7"/>
      <text:p text:style-name="P1"><text:span text:style-name="T1">W</text:span>ith <text:span text:style-name="T1">a </text:span>12v <text:span text:style-name="T1">PSU</text:span> you can't charge a<text:span text:style-name="T1">n</text:span> 11.1V battery because it fully charges at 12.6<text:span text:style-name="T1">V.</text:span></text:p>
      <text:p text:style-name="P1"/>
      <text:p text:style-name="P1">I use<text:span text:style-name="T2">d</text:span> the 13.5V PSU and this time the battery got fully charged.</text:p>
      <text:p text:style-name="P1"/>
      <text:p text:style-name="P5">When I started charging the batteries with the 13.5V PSU, there was a 3.5A current. This is more than the maximum the 13.5V PSU <text:span text:style-name="T3">allows.</text:span></text:p>
      <text:p text:style-name="P5"/>
      <text:p text:style-name="P6">It worked, but, not to risk damaging the 13.5V PSU it would be better to use a more powerful PSU.</text:p>
      <text:p text:style-name="P6"/>
      <text:p text:style-name="P2">At a given point there <text:span text:style-name="T3">was</text:span> a <text:span text:style-name="T3">variable</text:span> current between 0 and 2.5<text:span text:style-name="T3">A.</text:span></text:p>
      <text:p text:style-name="P2"/>
      <text:p text:style-name="P6">Eventually the current was zero, which means that the batteries were full. Just there was an occasional 2A current when the batteries lowered their voltage.</text:p>
      <text:p text:style-name="P3"/>
      <text:p text:style-name="P4">I <text:span text:style-name="T3">didn't</text:span> even try with 15V <text:span text:style-name="T4">from the PSU</text:span> because <text:span text:style-name="T5">the</text:span> current <text:span text:style-name="T9">would have been</text:span> even higher.</text:p>
      <text:p text:style-name="P4"/>
      <text:p text:style-name="P8">I guess I need another <text:span text:style-name="T6">PSU</text:span> or I have to use the 13.5V one to fully charge the batteries when the computer is not running and the 12V <text:span text:style-name="T7">one</text:span> <text:span text:style-name="T8">only</text:span> to charge them when the computer is working.</text:p>
      <text:p text:style-name="P8"/>
      <text:p text:style-name="P9">It would be even better not to use the 13.5V PSU to charge the batteries because the current is too hig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ntarell" svg:font-family="Cantarell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ntarell" fo:font-family="Cantarell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0T16:34:00</meta:creation-date>
    <meta:generator>LibreOffice/4.4.1.2$Linux_X86_64 LibreOffice_project/45e2de17089c24a1fa810c8f975a7171ba4cd432</meta:generator>
    <dc:date>2016-05-25T18:24:58.258271311</dc:date>
    <meta:editing-duration>PT31M58S</meta:editing-duration>
    <meta:editing-cycles>21</meta:editing-cycles>
    <meta:document-statistic meta:table-count="0" meta:image-count="0" meta:object-count="0" meta:page-count="1" meta:paragraph-count="11" meta:word-count="203" meta:character-count="1062" meta:non-whitespace-character-count="870"/>
  </office:meta>
</office:document-meta>
</file>